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306cm" style:rel-column-width="32098*"/>
    </style:style>
    <style:style style:name="Table1.B" style:family="table-column">
      <style:table-column-properties style:column-width="9.694cm" style:rel-column-width="33437*"/>
    </style:style>
    <style:style style:name="Table1.1" style:family="table-row">
      <style:table-row-properties style:min-row-height="2.536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32767*"/>
    </style:style>
    <style:style style:name="Table2.B" style:family="table-column">
      <style:table-column-properties style:column-width="9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3.067cm" style:rel-column-width="45069*"/>
    </style:style>
    <style:style style:name="Table3.B" style:family="table-column">
      <style:table-column-properties style:column-width="5.934cm" style:rel-column-width="20466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style:vertical-align="middle" fo:padding="0.097cm" fo:border="none"/>
    </style:style>
    <style:style style:name="Table4" style:family="table">
      <style:table-properties style:width="19.006cm" fo:margin-left="0cm" table:align="left"/>
    </style:style>
    <style:style style:name="Table4.A" style:family="table-column">
      <style:table-column-properties style:column-width="4.701cm"/>
    </style:style>
    <style:style style:name="Table4.B" style:family="table-column">
      <style:table-column-properties style:column-width="14.305cm"/>
    </style:style>
    <style:style style:name="Table4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4.B1" style:family="table-cell">
      <style:table-cell-properties fo:background-color="#fff5f0" fo:padding="0.097cm" fo:border="0.05pt solid #999999">
        <style:background-image/>
      </style:table-cell-properties>
    </style:style>
    <style:style style:name="Table4.2" style:family="table-row">
      <style:table-row-properties style:min-row-height="0.081cm"/>
    </style:style>
    <style:style style:name="Table4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4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" style:family="table">
      <style:table-properties style:width="19.001cm" table:align="margins" style:may-break-between-rows="false"/>
    </style:style>
    <style:style style:name="Table7.A" style:family="table-column">
      <style:table-column-properties style:column-width="10.597cm" style:rel-column-width="6008*"/>
    </style:style>
    <style:style style:name="Table7.B" style:family="table-column">
      <style:table-column-properties style:column-width="8.403cm" style:rel-column-width="4764*"/>
    </style:style>
    <style:style style:name="Table7.A1" style:family="table-cell">
      <style:table-cell-properties fo:padding="0cm" fo:border-left="none" fo:border-right="none" fo:border-top="none" fo:border-bottom="0.05pt solid #999999"/>
    </style:style>
    <style:style style:name="Table7.B1" style:family="table-cell">
      <style:table-cell-properties fo:padding="0cm" fo:border="none"/>
    </style:style>
    <style:style style:name="Table8" style:family="table">
      <style:table-properties style:width="8.403cm" table:align="margins" style:may-break-between-rows="false"/>
    </style:style>
    <style:style style:name="Table8.A" style:family="table-column">
      <style:table-column-properties style:column-width="4.265cm" style:rel-column-width="3135*"/>
    </style:style>
    <style:style style:name="Table8.B" style:family="table-column">
      <style:table-column-properties style:column-width="4.138cm" style:rel-column-width="3042*"/>
    </style:style>
    <style:style style:name="Table8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8.B1" style:family="table-cell">
      <style:table-cell-properties fo:padding="0.097cm" fo:border="0.05pt solid #999999"/>
    </style:style>
    <style:style style:name="Table9" style:family="table">
      <style:table-properties style:width="18.99cm" table:align="left"/>
    </style:style>
    <style:style style:name="Table9.A" style:family="table-column">
      <style:table-column-properties style:column-width="2.6cm"/>
    </style:style>
    <style:style style:name="Table9.B" style:family="table-column">
      <style:table-column-properties style:column-width="5.493cm"/>
    </style:style>
    <style:style style:name="Table9.C" style:family="table-column">
      <style:table-column-properties style:column-width="3.358cm"/>
    </style:style>
    <style:style style:name="Table9.D" style:family="table-column">
      <style:table-column-properties style:column-width="3.38cm"/>
    </style:style>
    <style:style style:name="Table9.E" style:family="table-column">
      <style:table-column-properties style:column-width="4.159cm"/>
    </style:style>
    <style:style style:name="Table9.1" style:family="table-row">
      <style:table-row-properties fo:keep-together="always"/>
    </style:style>
    <style:style style:name="Table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9.E1" style:family="table-cell">
      <style:table-cell-properties fo:background-color="#fff5f0" fo:padding="0.097cm" fo:border="0.05pt solid #999999">
        <style:background-image/>
      </style:table-cell-properties>
    </style:style>
    <style:style style:name="Table9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9.3" style:family="table-row">
      <style:table-row-properties style:min-row-height="0.081cm" fo:keep-together="always"/>
    </style:style>
    <style:style style:name="Table9.A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9.A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6" style:family="table-row">
      <style:table-row-properties style:min-row-height="0.397cm" fo:keep-together="always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2d5e08f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89a6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a15cb8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50bb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f64d3" officeooo:paragraph-rsid="029e7f5f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f64d3" officeooo:paragraph-rsid="029f64d3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2eb3ada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2ee575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2" style:family="paragraph" style:parent-style-name="Table_20_Contents">
      <style:text-properties style:font-name="Calibri" fo:font-size="10pt" officeooo:paragraph-rsid="02b50bbe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92d8b7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b50bbe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0.5pt" fo:font-weight="bold" officeooo:rsid="0292d8b7" officeooo:paragraph-rsid="0292d8b7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0.5pt" fo:font-weight="bold" officeooo:rsid="0292d8b7" officeooo:paragraph-rsid="02b50bbe" style:font-size-asian="10.5pt" style:font-weight-asian="bold" style:font-size-complex="10.5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292d8b7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2b50bbe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size="10.5pt" fo:font-weight="bold" officeooo:rsid="02efb013" officeooo:paragraph-rsid="02efb013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29a17b9" officeooo:paragraph-rsid="02cec4e1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9pt" officeooo:rsid="029a17b9" officeooo:paragraph-rsid="02eb3ada" style:font-size-asian="9pt" style:font-size-complex="9pt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officeooo:rsid="029a17b9" officeooo:paragraph-rsid="02ee5750" style:font-size-asian="9pt" style:font-size-complex="9pt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officeooo:rsid="02966790" officeooo:paragraph-rsid="02eb3ada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9pt" officeooo:rsid="02966790" officeooo:paragraph-rsid="02ee5750" style:font-size-asian="9pt" style:font-size-complex="9pt"/>
    </style:style>
    <style:style style:name="P40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officeooo:paragraph-rsid="02aa5f25" style:font-size-asian="10pt" style:font-size-complex="10pt"/>
    </style:style>
    <style:style style:name="P41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2ac1128" officeooo:paragraph-rsid="02d7bbc8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weight="bold" officeooo:paragraph-rsid="02aa5f25" style:font-size-asian="10.5pt" style:font-weight-asian="bold" style:font-size-complex="10.5pt" style:font-weight-complex="bold"/>
    </style:style>
    <style:style style:name="P4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use-window-font-color="true" style:font-name="Calibri" fo:font-size="10pt" fo:font-style="normal" fo:font-weight="normal" officeooo:rsid="00f5b1f6" officeooo:paragraph-rsid="02aa5f25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761703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9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50" style:family="paragraph" style:parent-style-name="Standard">
      <style:text-properties style:font-name="Calibri" fo:font-weight="bold" officeooo:rsid="02b50bbe" officeooo:paragraph-rsid="02b50bbe" style:font-weight-asian="bold" style:font-weight-complex="bold"/>
    </style:style>
    <style:style style:name="P51" style:family="paragraph" style:parent-style-name="Standard">
      <style:text-properties style:font-name="Calibri" fo:font-weight="bold" officeooo:rsid="02b6c8e6" officeooo:paragraph-rsid="02b6c8e6" style:font-weight-asian="bold" style:font-weight-complex="bold"/>
    </style:style>
    <style:style style:name="P52" style:family="paragraph" style:parent-style-name="Standard">
      <style:text-properties style:font-name="Calibri" fo:font-weight="bold" officeooo:rsid="02b50bbe" officeooo:paragraph-rsid="02f7264f" style:font-weight-asian="bold" style:font-weight-complex="bold"/>
    </style:style>
    <style:style style:name="P53" style:family="paragraph" style:parent-style-name="Standard">
      <style:text-properties style:font-name="Calibri" fo:font-weight="bold" officeooo:rsid="02f8e026" officeooo:paragraph-rsid="02f8e026" style:font-weight-asian="bold" style:font-weight-complex="bold"/>
    </style:style>
    <style:style style:name="P54" style:family="paragraph" style:parent-style-name="Standard">
      <style:text-properties style:font-name="Calibri" fo:font-weight="bold" officeooo:rsid="02f8e026" officeooo:paragraph-rsid="02ff8224" style:font-weight-asian="bold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9pt" officeooo:rsid="02966790" officeooo:paragraph-rsid="02eb3ada" style:font-size-asian="9pt" style:font-size-complex="9pt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9pt" officeooo:rsid="02966790" officeooo:paragraph-rsid="02ee5750" style:font-size-asian="9pt" style:font-size-complex="9pt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9pt" officeooo:rsid="02966790" officeooo:paragraph-rsid="02f7264f" style:font-size-asian="9pt" style:font-size-complex="9pt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9pt" officeooo:rsid="029a17b9" officeooo:paragraph-rsid="02f7264f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966790" officeooo:paragraph-rsid="02f0968d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966790" officeooo:paragraph-rsid="02f7264f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2f7264f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f7264f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f8e026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ff8224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9a17b9" officeooo:paragraph-rsid="02f7264f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text-properties style:font-name="Calibri" fo:font-size="10pt" officeooo:paragraph-rsid="02f7264f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92d8b7" style:font-size-asian="10.5pt" style:font-weight-asian="bold" style:font-size-complex="10.5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f7264f" style:font-size-asian="10.5pt" style:font-weight-asian="bold" style:font-size-complex="10.5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10.5pt" fo:font-weight="bold" officeooo:rsid="0292d8b7" officeooo:paragraph-rsid="02f7264f" style:font-size-asian="10.5pt" style:font-weight-asian="bold" style:font-size-complex="10.5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2f7264f" style:font-size-asian="10.5pt" style:font-weight-asian="bold" style:font-size-complex="10.5pt" style:font-weight-complex="bold"/>
    </style:style>
    <style:style style:name="P72" style:family="paragraph" style:parent-style-name="Table_20_Contents">
      <style:paragraph-properties fo:text-align="end" style:justify-single-word="false"/>
      <style:text-properties style:font-name="Calibri" fo:font-size="10.5pt" fo:font-weight="bold" officeooo:rsid="02efb013" officeooo:paragraph-rsid="02f7264f" style:font-size-asian="10.5pt" style:font-weight-asian="bold" style:font-size-complex="10.5pt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6pt" fo:font-weight="bold" officeooo:rsid="0291cb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2a6abda" style:font-size-asian="16pt" style:font-weight-asian="bold" style:font-size-complex="16pt" style:font-weight-complex="bold"/>
    </style:style>
    <style:style style:name="T8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f5b1f6" style:font-style-asian="normal" style:font-style-complex="normal"/>
    </style:style>
    <style:style style:name="T10" style:family="text">
      <style:text-properties fo:font-style="normal" officeooo:rsid="02ac1128" style:font-style-asian="normal" style:font-style-complex="normal"/>
    </style:style>
    <style:style style:name="T11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2" style:family="text">
      <style:text-properties officeooo:rsid="012f134b"/>
    </style:style>
    <style:style style:name="T13" style:family="text">
      <style:text-properties officeooo:rsid="02c4740a"/>
    </style:style>
    <style:style style:name="T1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24431ff"/>
    </style:style>
    <style:style style:name="T17" style:family="text">
      <style:text-properties officeooo:rsid="02f7264f"/>
    </style:style>
    <style:style style:name="T18" style:family="text">
      <style:text-properties officeooo:rsid="02fa741a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officeooo:rsid="02ff8224"/>
    </style:style>
    <style:style style:name="T22" style:family="text">
      <style:text-properties officeooo:rsid="02ffe55c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1"><text:text-input text:description="&lt;company.name&gt;">Company Name</text:text-input></text:span><text:span text:style-name="T14"><text:line-break/></text:span><text:span text:style-name="T15"><text:text-input text:description="&lt;company.street&gt;">Street</text:text-input></text:span><text:span text:style-name="T15"> </text:span><text:span text:style-name="T15"><text:text-input text:description="&lt;company.street2&gt;">street2</text:text-input></text:span><text:span text:style-name="T15"><text:line-break/></text:span><text:span text:style-name="T15"><text:text-input text:description="&lt;company.zip&gt;">Zip</text:text-input></text:span><text:span text:style-name="T15"> </text:span><text:span text:style-name="T15"><text:text-input text:description="&lt;company.city&gt;">City</text:text-input></text:span><text:span text:style-name="T15"> </text:span><text:span text:style-name="T15"><text:text-input text:description="&lt;company.country_id.name&gt;">Country</text:text-input></text:span><text:span text:style-name="T5"><text:line-break/></text:span><text:span text:style-name="T5"><text:text-input text:description="&lt;(company.phone and 'Tél.:           ' or '') + (company.phone and company.phone or '')&gt;">Phone</text:text-input></text:span><text:span text:style-name="T5"><text:line-break/></text:span><text:span text:style-name="T5"><text:text-input text:description="&lt;(company.fax and 'Fax:             ' or '') + (company.fax and company.fax or '')&gt;">Fax</text:text-input></text:span><text:span text:style-name="T5"><text:line-break/></text:span><text:span text:style-name="T4"><text:text-input text:description="&lt;company.email and company.email&gt;">Email</text:text-input></text:span></text:p>
          </table:table-cell>
          <table:table-cell table:style-name="Table1.A1" office:value-type="string">
            <text:p text:style-name="P47"><text:s/><draw:frame draw:style-name="fr1" draw:name="image: asimage(company.logo,0,697,200,'px')" text:anchor-type="as-char" svg:width="9.592cm" svg:height="2.769cm" draw:z-index="1"><draw:text-box><text:p text:style-name="Frame_20_contents"/></draw:text-box></draw:frame></text:p>
          </table:table-cell>
        </table:table-row>
      </table:table>
      <text:p text:style-name="P4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40"><text:span text:style-name="T8"><text:text-input text:description="&lt;if test=&quot;o.partner_id&quot;&gt;">If</text:text-input></text:span><text:span text:style-name="T8"><text:s/></text:span></text:p>
            <text:p text:style-name="P42"><text:span text:style-name="T10"><text:text-input text:description="&lt;print_address_type('invoice')&gt;">Address type:</text:text-input></text:span><text:span text:style-name="T9"> </text:span></text:p>
            <text:p text:style-name="P41"><text:span text:style-name="T16"><text:text-input text:description="&lt; format_address(o.partner_id, 'invoice') &gt;">format_address</text:text-input></text:span> </text:p>
            <text:p text:style-name="P43"><text:text-input text:description="&lt;/if&gt;">Endif</text:text-input></text:p>
          </table:table-cell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/>
            <text:p text:style-name="P23"><text:span text:style-name="T7">Récapitulatif de </text:span><text:span text:style-name="T6">Paiement</text:span> </text:p>
            <text:p text:style-name="P11"/>
            <text:p text:style-name="P12"/>
          </table:table-cell>
          <table:table-cell table:style-name="Table3.B1" office:value-type="string">
            <text:p text:style-name="P13"><text:text-input text:description="&lt;if test=&quot;o.payment_date&quot;&gt;">If</text:text-input></text:p>
            <text:p text:style-name="P34"><text:span text:style-name="T12">En d</text:span>ate <text:span text:style-name="T12">du</text:span> <text:span text:style-name="T3"><text:text-input text:description="&lt;formatLang(o.payment_date, date=True)&gt;">Date</text:text-input></text:span></text:p>
            <text:p text:style-name="P14"><text:text-input text:description="&lt;/if&gt;">Endif</text:text-input></text:p>
          </table:table-cell>
        </table:table-row>
      </table:table>
      <text:p text:style-name="P48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4">Ref. du règlement </text:p>
            </table:table-cell>
            <table:table-cell table:style-name="Table4.B1" office:value-type="string">
              <text:p text:style-name="P25">Description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5"><text:text-input text:description="&lt;o.payment_reference&gt;">Reference</text:text-input></text:p>
          </table:table-cell>
          <table:table-cell table:style-name="Table4.B2" office:value-type="string">
            <text:p text:style-name="P16"><text:text-input text:description="&lt;o.name&gt;">Name</text:text-input></text:p>
          </table:table-cell>
        </table:table-row>
      </table:table>
      <text:p text:style-name="P7"><text:text-input text:description="&lt;if test=&quot;o.communication&quot;&gt;">If</text:text-input></text:p>
      <text:p text:style-name="P19"/>
      <text:p text:style-name="P44"><text:text-input text:description="&lt;format(o.communication or '')&gt;">Notes</text:text-input></text:p>
      <text:p text:style-name="P62"><text:text-input text:description="&lt;/if&gt;">Endif</text:text-input></text:p>
      <text:p text:style-name="P62"/>
      <text:p text:style-name="P66"><text:span text:style-name="T17"><text:text-input text:description="&lt;for each=&quot;invoice_type in ('in_invoice', 'in_refund')&quot;&gt;">#For</text:text-input></text:span></text:p>
      <text:p text:style-name="P65"><text:span text:style-name="T21"><text:text-input text:description="&lt;if test=&quot;len(o.reconciled_invoice_ids.filtered(lambda r: r.type == invoice_type)) &gt; 0&quot;&gt;">$If</text:text-input></text:span></text:p>
      <text:p text:style-name="P64"><text:span text:style-name="T21"><text:text-input text:description="&lt;if test=&quot;invoice_type=='in_invoice'&quot;&gt;">=If</text:text-input></text:span></text:p>
      <text:p text:style-name="P52">Factures</text:p>
      <text:p text:style-name="P64"><text:span text:style-name="T21"><text:text-input text:description="&lt;/if&gt;">=Endif</text:text-input></text:span></text:p>
      <text:p text:style-name="P64"><text:span text:style-name="T22"><text:text-input text:description="&lt;if test=&quot;invoice_type=='in_refund'&quot;&gt;">+If</text:text-input></text:span></text:p>
      <text:p text:style-name="P53">Avoirs</text:p>
      <text:p text:style-name="P64"><text:span text:style-name="T21"><text:text-input text:description="&lt;/if&gt;">+Endif</text:text-input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 table:style-name="Table9.1">
            <table:table-cell table:style-name="Table9.A1" office:value-type="string">
              <text:p text:style-name="P69">Date</text:p>
            </table:table-cell>
            <table:table-cell table:style-name="Table9.A1" office:value-type="string">
              <text:p text:style-name="P71">Description </text:p>
            </table:table-cell>
            <table:table-cell table:style-name="Table9.A1" office:value-type="string">
              <text:p text:style-name="P70">Montant original</text:p>
            </table:table-cell>
            <table:table-cell table:style-name="Table9.A1" office:value-type="string">
              <text:p text:style-name="P72">Montant réglé</text:p>
            </table:table-cell>
            <table:table-cell table:style-name="Table9.E1" office:value-type="string">
              <text:p text:style-name="P72">Balance</text:p>
            </table:table-cell>
          </table:table-row>
        </table:table-header-rows>
        <table:table-row table:style-name="Table9.1">
          <table:table-cell table:style-name="Table9.A2" table:number-columns-spanned="5" office:value-type="string">
            <text:p text:style-name="P67"><text:span text:style-name="T22"><text:text-input text:description="&lt;for each=&quot;line in o.reconciled_invoice_ids.sorted(key=lambda r: r.date_due or r.date_invoice).filtered(lambda r: r.type == invoice_type)&quot;&gt;">@For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3">
          <table:table-cell table:style-name="Table9.A3" table:number-columns-spanned="5" office:value-type="string">
            <text:p text:style-name="P63"><text:text-input text:description="&lt;if test=&quot;line.amount_total != 0 or data.get('should_print_debit_line_at_0', True)&quot;&gt;">%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9.3">
          <table:table-cell table:style-name="Table9.A4" office:value-type="string">
            <text:p text:style-name="P61"><text:text-input text:description="&lt;formatLang(line.date_invoice, date=True)&gt;">Due Date</text:text-input></text:p>
          </table:table-cell>
          <table:table-cell table:style-name="Table9.A4" office:value-type="string">
            <text:p text:style-name="P60"><text:text-input text:description="&lt;line.number&gt;">Number</text:text-input><text:s/><text:span text:style-name="T20"><text:text-input text:description="&lt;line.name&gt;">Description</text:text-input></text:span></text:p>
          </table:table-cell>
          <table:table-cell table:style-name="Table9.A4" office:value-type="string">
            <text:p text:style-name="P58"><text:text-input text:description="&lt;formatLang(line.amount_total, dp='Account', currency_obj=o.currency_id)&gt;">Original Amount</text:text-input></text:p>
          </table:table-cell>
          <table:table-cell table:style-name="Table9.A4" office:value-type="string">
            <text:p text:style-name="P57"><text:span text:style-name="T18"><text:text-input text:description="&lt;formatLang(o._get_invoice_payment_amount(line), dp='Account', currency_obj=line.currency_id)&gt;">Payment</text:text-input></text:span></text:p>
          </table:table-cell>
          <table:table-cell table:style-name="Table9.A3" office:value-type="string">
            <text:p text:style-name="P57"><text:text-input text:description="&lt;formatLang(line.residual, dp='Account', currency_obj=o.currency_id)&gt;">Balance Due</text:text-input></text:p>
          </table:table-cell>
        </table:table-row>
        <table:table-row table:style-name="Table9.3">
          <table:table-cell table:style-name="Table9.A3" table:number-columns-spanned="5" office:value-type="string">
            <text:p text:style-name="P63"><text:text-input text:description="&lt;/if&gt;">%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3" table:number-columns-spanned="5" office:value-type="string">
            <text:p text:style-name="P67"><text:span text:style-name="T22"><text:text-input text:description="&lt;/for&gt;">@End For</text:text-input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4"/>
      <text:p text:style-name="P65"><text:span text:style-name="T21"><text:text-input text:description="&lt;/if&gt;">$Endif</text:text-input></text:span></text:p>
      <text:p text:style-name="P63"><text:span text:style-name="T17"><text:text-input text:description="&lt;/for&gt;">#EndFor</text:text-input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5"/>
          </table:table-cell>
          <table:table-cell table:style-name="Table7.B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6">Montant du <text:span text:style-name="T13">paiement</text:span></text:p>
                </table:table-cell>
                <table:table-cell table:style-name="Table8.B1" office:value-type="string">
                  <text:p text:style-name="P20"><text:text-input text:description="&lt;formatLang(o.amount, dp='Account', currency_obj=o.currency_id)&gt;">Total</text:text-input></text:p>
                </table:table-cell>
              </table:table-row>
            </table:table>
            <text:p text:style-name="P32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2d5e08f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0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<text:s/>sur </text:span><text:span text:style-name="MT1"><text:page-count>1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span text:style-name="MT2"><text:text-input text:description="&lt;user.name&gt;">User name</text:text-input></text:span></text:p>
        <text:p text:style-name="MP4"/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5-08T15:36:55.942000000</dc:date>
    <meta:editing-duration>P2DT19H18M36S</meta:editing-duration>
    <meta:editing-cycles>899</meta:editing-cycles>
    <meta:generator>LibreOffice/6.4.1.2$Windows_X86_64 LibreOffice_project/4d224e95b98b138af42a64d84056446d09082932</meta:generator>
    <meta:document-statistic meta:table-count="7" meta:image-count="0" meta:object-count="0" meta:page-count="1" meta:paragraph-count="47" meta:word-count="172" meta:character-count="593" meta:non-whitespace-character-count="546"/>
    <meta:user-defined meta:name="Info 1"/>
    <meta:user-defined meta:name="Info 2"/>
    <meta:user-defined meta:name="Info 3"/>
    <meta:user-defined meta:name="Info 4"/>
  </office:meta>
</office:document-meta>
</file>